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AssertionTests.assertIncorrectResponseHeader( ResultMatcher matcher , String exp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eaderAssertionTests.stringWithMissingRespons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AssertionTests.stringWithMatcherAndMissingRespons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AssertionTests.dateValueWith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Assertion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Tests.stringWithMatcherAnd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Controller.showEntity( @ PathVariable long id , 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AssertionTests.exists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stringWithMatcherAndIn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multiStringHeaderValueWith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Controller.setStub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Tests.assertMessageContains( AssertionError error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Tests.multiString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AssertionTests.longValueWith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AssertionTests.doesNotExis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AssertionTests.longValueWithIn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AssertionTests.longValueWithMissingResponseH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aderAssertionTests.stringWithCorrectRespons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